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99" draw:fill-image-width="0cm" draw:fill-image-height="0cm" draw:textarea-horizontal-align="center" draw:textarea-vertical-align="middle"/>
    </style:style>
    <style:style style:name="gr4" style:family="graphic" style:parent-style-name="standard">
      <style:graphic-properties draw:stroke="dash" draw:stroke-dash="Line_20_Style_20_9" svg:stroke-width="0.1cm" draw:marker-start-width="0.35cm" draw:marker-end-width="0.35cm" draw:fill-color="#ff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fill-color="#ffffff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dash" draw:stroke-dash="Line_20_Style_20_9" draw:fill="solid" draw:fill-color="#ffff99" draw:fill-image-width="0cm" draw:fill-image-height="0cm" draw:textarea-horizontal-align="center" draw:textarea-vertical-align="middle"/>
    </style:style>
    <style:style style:name="gr8" style:family="graphic" style:parent-style-name="standard">
      <style:graphic-properties draw:stroke="solid" svg:stroke-width="0.07cm" svg:stroke-color="#000000" draw:textarea-horizontal-align="center" draw:textarea-vertical-align="middle" fo:padding-top="0.035cm" fo:padding-bottom="0.035cm" fo:padding-left="0.035cm" fo:padding-right="0.035cm"/>
    </style:style>
    <style:style style:name="gr9" style:family="graphic" style:parent-style-name="standard">
      <style:graphic-properties draw:stroke="none" svg:stroke-width="0.07cm" svg:stroke-color="#000000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width="0.07cm" svg:stroke-color="#000000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solid" svg:stroke-width="0.035cm" svg:stroke-color="#9c9c9c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draw:stroke="none" svg:stroke-width="0.035cm" svg:stroke-color="#9c9c9c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width="0.035cm" svg:stroke-color="#9c9c9c" draw:fill="solid" draw:fill-color="#9c9c9c" draw:textarea-horizontal-align="center" draw:textarea-vertical-align="middle"/>
    </style:style>
    <style:style style:name="gr14" style:family="graphic" style:parent-style-name="standard">
      <style:graphic-properties draw:stroke="none" svg:stroke-width="0.07cm" svg:stroke-color="#000000" draw:fill="solid" draw:fill-color="#ffff00" draw:textarea-horizontal-align="center" draw:textarea-vertical-align="middle"/>
    </style:style>
    <style:style style:name="gr15" style:family="graphic" style:parent-style-name="standard">
      <style:graphic-properties draw:stroke="solid" svg:stroke-width="0.035cm" svg:stroke-color="#000000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141cm" svg:stroke-color="#000000" draw:textarea-horizontal-align="center" draw:textarea-vertical-align="middle" fo:padding-top="0.07cm" fo:padding-bottom="0.07cm" fo:padding-left="0.07cm" fo:padding-right="0.07cm"/>
    </style:style>
    <style:style style:name="gr17" style:family="graphic" style:parent-style-name="standard">
      <style:graphic-properties draw:stroke="none" svg:stroke-width="0.035cm" svg:stroke-color="#000000" draw:fill="solid" draw:fill-color="#ffff00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137cm" fo:min-width="0.707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292cm" fo:min-width="0.892cm"/>
    </style:style>
    <style:style style:name="gr20" style:family="graphic" style:parent-style-name="standard">
      <style:graphic-properties draw:stroke="none" svg:stroke-width="0.035cm" svg:stroke-color="#000000" draw:fill="solid" draw:fill-color="#ffffce" draw:textarea-horizontal-align="center" draw:textarea-vertical-align="middle"/>
    </style:style>
    <style:style style:name="gr21" style:family="graphic" style:parent-style-name="standard">
      <style:graphic-properties draw:stroke="solid" svg:stroke-width="0.035cm" svg:stroke-color="#ffffff" draw:textarea-horizontal-align="center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292cm" fo:min-width="1.466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292cm" fo:min-width="1.3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292cm" fo:min-width="1.354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1cm" fo:min-width="2.214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589cm" fo:min-width="1.557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1cm" fo:min-width="6.678cm"/>
    </style:style>
    <style:style style:name="gr28" style:family="graphic" style:parent-style-name="standard">
      <style:graphic-properties draw:stroke="none" svg:stroke-width="0.141cm" svg:stroke-color="#000000" draw:fill="solid" draw:fill-color="#6363ff" draw:textarea-horizontal-align="center" draw:textarea-vertical-align="middle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292cm" fo:min-width="1.915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292cm" fo:min-width="3.036cm"/>
    </style:style>
    <style:style style:name="gr31" style:family="graphic" style:parent-style-name="standard">
      <style:graphic-properties draw:stroke="none" svg:stroke-width="0.035cm" svg:stroke-color="#000000" draw:fill="solid" draw:fill-color="#ff9c9c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215cm" fo:min-width="1.398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371cm" fo:min-width="2.119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371cm" fo:min-width="1.622cm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371cm" fo:min-width="3.055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371cm" fo:min-width="2.33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292cm" fo:min-width="0.865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292cm" fo:min-width="1.276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292cm" fo:min-width="1.329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292cm" fo:min-width="1.1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use-window-font-color="true" style:text-outline="false" style:text-line-through-style="none" fo:font-family="Times-Bold" fo:font-size="14pt" fo:font-style="normal" fo:text-shadow="none" style:text-underline-style="none" fo:font-weight="bold" style:text-underline-mode="continuous" style:text-line-through-mode="continuous" style:letter-kerning="false" style:font-family-asian="Times-Bold" style:font-family-complex="Times-Bold" style:text-scale="100%"/>
    </style:style>
    <style:style style:name="P8" style:family="paragraph">
      <style:paragraph-properties fo:margin-left="0cm" fo:margin-right="0cm" fo:text-indent="0cm"/>
      <style:text-properties style:use-window-font-color="true" style:text-outline="false" style:text-line-through-style="none" fo:font-family="Times-Bold" fo:font-style="normal" fo:text-shadow="none" style:text-underline-style="none" fo:font-weight="bold" style:text-underline-mode="continuous" style:text-line-through-mode="continuous" style:letter-kerning="false" style:font-family-asian="Times-Bold" style:font-family-complex="Times-Bold" style:text-scale="100%"/>
    </style:style>
    <style:style style:name="P9" style:family="paragraph">
      <style:paragraph-properties fo:margin-left="0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16pt" fo:font-style="normal" fo:text-shadow="none" style:text-underline-style="none" fo:font-weight="bold" style:text-underline-mode="continuous" style:text-line-through-mode="continuous" style:letter-kerning="false" style:font-family-asian="Times-Roman" style:font-family-generic-asian="roman" style:font-family-complex="Times-Roman" style:font-family-generic-complex="roman" style:text-scale="100%"/>
    </style:style>
    <style:style style:name="P10" style:family="paragraph">
      <style:text-properties fo:font-size="20pt" fo:font-weight="bold" style:font-size-asian="20pt" style:font-weight-asian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13pt" fo:font-weight="bold" style:font-size-asian="13pt" style:font-weight-asian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fo:font-family="Times-Bold" fo:font-size="14pt" fo:font-style="normal" fo:text-shadow="none" style:text-underline-style="none" fo:font-weight="bold" style:text-underline-mode="continuous" style:text-line-through-mode="continuous" style:letter-kerning="false" style:font-family-asian="Times-Bold" style:font-size-asian="18pt" style:font-family-complex="Times-Bold" style:font-size-complex="18pt" style:text-scale="100%"/>
    </style:style>
    <style:style style:name="T6" style:family="text">
      <style:text-properties style:use-window-font-color="true" style:text-outline="false" style:text-line-through-style="none" fo:font-family="Times-Bold" fo:font-size="18pt" fo:font-style="normal" fo:text-shadow="none" style:text-underline-style="none" fo:font-weight="bold" style:text-underline-mode="continuous" style:text-line-through-mode="continuous" style:letter-kerning="false" style:font-family-asian="Times-Bold" style:font-size-asian="18pt" style:font-family-complex="Times-Bold" style:font-size-complex="18pt" style:text-scale="100%"/>
    </style:style>
    <style:style style:name="T7" style:family="text">
      <style:text-properties style:use-window-font-color="true" style:text-outline="false" style:text-line-through-style="none" fo:font-family="'Times New Roman'" style:font-family-generic="roman" style:font-pitch="variable" fo:font-size="16pt" fo:font-style="normal" fo:text-shadow="none" style:text-underline-style="none" fo:font-weight="bold" style:text-underline-mode="continuous" style:text-line-through-mode="continuous" style:letter-kerning="false" style:font-family-asian="Times-Roman" style:font-family-generic-asian="roman" style:font-size-asian="18pt" style:font-family-complex="Times-Roman" style:font-family-generic-complex="roman" style:font-size-complex="18pt" style:text-scale="100%"/>
    </style:style>
    <style:style style:name="T8" style:family="text">
      <style:text-properties fo:font-size="20pt" fo:font-weight="bold" style:font-size-asian="20pt" style:font-weight-asian="bold"/>
    </style:style>
    <style:style style:name="T9" style:family="text">
      <style:text-properties fo:font-size="13pt" fo:font-weight="bold" style:font-size-asian="13pt" style:font-weight-asian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ellipse draw:style-name="gr1" draw:text-style-name="P1" draw:layer="layout" svg:width="6.638cm" svg:height="4.839cm" svg:x="13.199cm" svg:y="4.934cm">
          <text:p text:style-name="P1">汎用</text:p>
          <text:p text:style-name="P1">ユーティリティ</text:p>
          <text:p text:style-name="P1">dc_utils</text:p>
        </draw:ellipse>
        <draw:rect draw:style-name="gr2" draw:text-style-name="P1" draw:layer="layout" svg:width="10.824cm" svg:height="1.256cm" svg:x="4.037cm" svg:y="1.337cm">
          <text:p text:style-name="P1">数値モデル</text:p>
        </draw:rect>
        <draw:rect draw:style-name="gr3" draw:text-style-name="P1" draw:layer="layout" svg:width="4.489cm" svg:height="1.203cm" svg:x="5.532cm" svg:y="6.108cm">
          <text:p text:style-name="P1">gtool_history</text:p>
        </draw:rect>
        <draw:rect draw:style-name="gr3" draw:text-style-name="P2" draw:layer="layout" svg:width="5.023cm" svg:height="1.332cm" svg:x="4.049cm" svg:y="7.848cm">
          <text:p text:style-name="P2"><text:span text:style-name="T1">gtdata</text:span></text:p>
        </draw:rect>
        <draw:rect draw:style-name="gr3" draw:text-style-name="P3" draw:layer="layout" svg:width="5.4cm" svg:height="1.949cm" svg:x="1.45cm" svg:y="9.823cm">
          <text:p text:style-name="P3"><text:span text:style-name="T2">gtdata_netcdf</text:span></text:p>
          <text:p text:style-name="P3"><text:span text:style-name="T2">gtdata_netcdf_file</text:span></text:p>
        </draw:rect>
        <draw:rect draw:style-name="gr3" draw:text-style-name="P1" draw:layer="layout" svg:width="5.023cm" svg:height="1.041cm" svg:x="1.828cm" svg:y="12.504cm">
          <text:p text:style-name="P1">netcdf_f77</text:p>
        </draw:rect>
        <draw:rect draw:style-name="gr3" draw:text-style-name="P1" draw:layer="layout" svg:width="4.921cm" svg:height="1.041cm" svg:x="7.174cm" svg:y="10.728cm">
          <text:p text:style-name="P1">gtdata_memory</text:p>
        </draw:rect>
        <draw:rect draw:style-name="gr3" draw:text-style-name="P4" draw:layer="layout" svg:width="2.644cm" svg:height="0.723cm" svg:x="13.042cm" svg:y="9.041cm">
          <text:p text:style-name="P1"><text:span text:style-name="T3">dc_string</text:span></text:p>
        </draw:rect>
        <draw:rect draw:style-name="gr3" draw:text-style-name="P4" draw:layer="layout" svg:width="2.344cm" svg:height="0.798cm" svg:x="18.316cm" svg:y="8.833cm">
          <text:p text:style-name="P1"><text:span text:style-name="T3">dc_error</text:span></text:p>
        </draw:rect>
        <draw:rect draw:style-name="gr3" draw:text-style-name="P4" draw:layer="layout" svg:width="2.451cm" svg:height="0.806cm" svg:x="12.484cm" svg:y="7.99cm">
          <text:p text:style-name="P1"><text:span text:style-name="T3">dc_types</text:span></text:p>
        </draw:rect>
        <draw:rect draw:style-name="gr3" draw:text-style-name="P4" draw:layer="layout" svg:width="2.336cm" svg:height="0.771cm" svg:x="12.357cm" svg:y="6.122cm">
          <text:p text:style-name="P1"><text:span text:style-name="T3">dc_date</text:span></text:p>
        </draw:rect>
        <draw:rect draw:style-name="gr3" draw:text-style-name="P4" draw:layer="layout" svg:width="2.387cm" svg:height="0.752cm" svg:x="18.821cm" svg:y="7.007cm">
          <text:p text:style-name="P1"><text:span text:style-name="T3">dc_trace</text:span></text:p>
        </draw:rect>
        <draw:rect draw:style-name="gr3" draw:text-style-name="P1" draw:layer="layout" svg:width="3.643cm" svg:height="1.041cm" svg:x="17.416cm" svg:y="10.987cm">
          <text:p text:style-name="P1">sysdep</text:p>
        </draw:rect>
        <draw:rect draw:style-name="gr2" draw:text-style-name="P1" draw:layer="layout" svg:width="10.824cm" svg:height="1.256cm" svg:x="2.06cm" svg:y="14.651cm">
          <text:p text:style-name="P1">UNIDATA NetCDF Library</text:p>
        </draw:rect>
        <draw:line draw:style-name="gr4" draw:text-style-name="P1" draw:layer="layout" svg:x1="1.35cm" svg:y1="3.092cm" svg:x2="21.786cm" svg:y2="3.096cm">
          <text:p/>
        </draw:line>
        <draw:line draw:style-name="gr4" draw:text-style-name="P1" draw:layer="layout" svg:x1="1.35cm" svg:y1="13.992cm" svg:x2="21.758cm" svg:y2="13.992cm">
          <text:p/>
        </draw:line>
        <draw:frame draw:style-name="gr5" draw:layer="layout" svg:width="8.456cm" svg:height="0.963cm" svg:x="13.539cm" svg:y="3.135cm">
          <draw:text-box>
            <text:p>Gtool5 Fortran 90/95 Library</text:p>
          </draw:text-box>
        </draw:frame>
        <draw:line draw:style-name="gr6" draw:text-style-name="P1" draw:layer="layout" svg:x1="8.778cm" svg:y1="2.607cm" svg:x2="8.782cm" svg:y2="6.08cm">
          <text:p/>
        </draw:line>
        <draw:line draw:style-name="gr6" draw:text-style-name="P1" draw:layer="layout" svg:x1="11.154cm" svg:y1="2.618cm" svg:x2="15.413cm" svg:y2="5.073cm">
          <text:p/>
        </draw:line>
        <draw:line draw:style-name="gr6" draw:text-style-name="P1" draw:layer="layout" svg:x1="5.259cm" svg:y1="5.264cm" svg:x2="6.362cm" svg:y2="6.108cm">
          <text:p/>
        </draw:line>
        <draw:line draw:style-name="gr6" draw:text-style-name="P1" draw:layer="layout" svg:x1="4.937cm" svg:y1="9.185cm" svg:x2="4.307cm" svg:y2="9.801cm">
          <text:p/>
        </draw:line>
        <draw:line draw:style-name="gr6" draw:text-style-name="P1" draw:layer="layout" svg:x1="4.054cm" svg:y1="11.794cm" svg:x2="4.054cm" svg:y2="12.526cm">
          <text:p/>
        </draw:line>
        <draw:line draw:style-name="gr6" draw:text-style-name="P1" draw:layer="layout" svg:x1="7.7cm" svg:y1="9.185cm" svg:x2="9.176cm" svg:y2="10.73cm">
          <text:p/>
        </draw:line>
        <draw:line draw:style-name="gr6" draw:text-style-name="P1" draw:layer="layout" svg:x1="4.025cm" svg:y1="13.567cm" svg:x2="6.654cm" svg:y2="14.678cm">
          <text:p/>
        </draw:line>
        <draw:line draw:style-name="gr6" draw:text-style-name="P1" draw:layer="layout" svg:x1="19.454cm" svg:y1="9.63cm" svg:x2="19.454cm" svg:y2="10.941cm">
          <text:p/>
        </draw:line>
        <draw:rect draw:style-name="gr3" draw:text-style-name="P4" draw:layer="layout" svg:width="2.309cm" svg:height="0.781cm" svg:x="12.174cm" svg:y="7.037cm">
          <text:p text:style-name="P1"><text:span text:style-name="T3">dc_clock</text:span></text:p>
        </draw:rect>
        <draw:rect draw:style-name="gr3" draw:text-style-name="P4" draw:layer="layout" svg:width="3.101cm" svg:height="0.728cm" svg:x="18.154cm" svg:y="6.078cm">
          <text:p text:style-name="P1"><text:span text:style-name="T3">dc_message</text:span></text:p>
        </draw:rect>
        <draw:rect draw:style-name="gr3" draw:text-style-name="P4" draw:layer="layout" svg:width="2.934cm" svg:height="0.739cm" svg:x="17.251cm" svg:y="5.22cm">
          <text:p text:style-name="P1"><text:span text:style-name="T3">dc_present</text:span></text:p>
        </draw:rect>
        <draw:rect draw:style-name="gr3" draw:text-style-name="P4" draw:layer="layout" svg:width="2.444cm" svg:height="0.739cm" svg:x="15.892cm" svg:y="4.435cm">
          <text:p text:style-name="P1"><text:span text:style-name="T3">dc_test</text:span></text:p>
        </draw:rect>
        <draw:rect draw:style-name="gr3" draw:text-style-name="P4" draw:layer="layout" svg:width="2.342cm" svg:height="0.739cm" svg:x="12.746cm" svg:y="5.247cm">
          <text:p text:style-name="P1"><text:span text:style-name="T3">dc_args</text:span></text:p>
        </draw:rect>
        <draw:rect draw:style-name="gr7" draw:text-style-name="P4" draw:layer="layout" svg:width="2.336cm" svg:height="0.771cm" svg:x="19.195cm" svg:y="7.93cm">
          <text:p text:style-name="P1"><text:span text:style-name="T3">dc_*</text:span></text:p>
        </draw:rect>
        <draw:rect draw:style-name="gr3" draw:text-style-name="P1" draw:layer="layout" svg:width="6.607cm" svg:height="1.734cm" svg:x="1.381cm" svg:y="3.642cm">
          <text:p text:style-name="P1">gtool_historyauto</text:p>
          <text:p text:style-name="P1">gtool_history_nmlinfo</text:p>
        </draw:rect>
        <draw:line draw:style-name="gr6" draw:text-style-name="P1" draw:layer="layout" svg:x1="6.966cm" svg:y1="7.317cm" svg:x2="6.987cm" svg:y2="7.862cm">
          <text:p/>
        </draw:line>
        <draw:line draw:style-name="gr6" draw:text-style-name="P1" draw:layer="layout" svg:x1="5.118cm" svg:y1="2.587cm" svg:x2="5.118cm" svg:y2="3.657cm">
          <text:p/>
        </draw:line>
        <draw:rect draw:style-name="gr2" draw:text-style-name="P1" draw:layer="layout" svg:width="5.193cm" svg:height="1.256cm" svg:x="13.691cm" svg:y="14.651cm">
          <text:p text:style-name="P1">MPI Library</text:p>
        </draw:rect>
        <draw:line draw:style-name="gr6" draw:text-style-name="P1" draw:layer="layout" svg:x1="6.967cm" svg:y1="7.318cm" svg:x2="6.988cm" svg:y2="7.863cm">
          <text:p/>
        </draw:line>
        <draw:line draw:style-name="gr6" draw:text-style-name="P1" draw:layer="layout" svg:x1="10.021cm" svg:y1="6.981cm" svg:x2="15.2cm" svg:y2="14.665cm">
          <text:p/>
        </draw:line>
        <draw:line draw:style-name="gr6" draw:text-style-name="P1" draw:layer="layout" svg:x1="16.565cm" svg:y1="9.807cm" svg:x2="16.565cm" svg:y2="14.638cm">
          <text:p/>
        </draw:line>
      </draw:page>
      <draw:page draw:name="page2" draw:style-name="dp1" draw:master-page-name="標準">
        <office:forms form:automatic-focus="false" form:apply-design-mode="false"/>
        <draw:ellipse draw:style-name="gr1" draw:text-style-name="P1" draw:layer="layout" svg:width="6.638cm" svg:height="4.839cm" svg:x="11.598cm" svg:y="4.934cm">
          <text:p text:style-name="P1">汎用</text:p>
          <text:p text:style-name="P1">ユーティリティ</text:p>
          <text:p text:style-name="P1">dc_utils</text:p>
        </draw:ellipse>
        <draw:rect draw:style-name="gr2" draw:text-style-name="P1" draw:layer="layout" svg:width="10.824cm" svg:height="1.256cm" svg:x="4.036cm" svg:y="1.337cm">
          <text:p text:style-name="P1">数値モデル</text:p>
        </draw:rect>
        <draw:rect draw:style-name="gr3" draw:text-style-name="P1" draw:layer="layout" svg:width="4.489cm" svg:height="1.203cm" svg:x="5.131cm" svg:y="5.308cm">
          <text:p text:style-name="P1">gtool_history</text:p>
        </draw:rect>
        <draw:rect draw:style-name="gr3" draw:text-style-name="P5" draw:layer="layout" svg:width="5.023cm" svg:height="1.332cm" svg:x="4.248cm" svg:y="7.048cm">
          <text:p text:style-name="P1"><text:span text:style-name="T4">gtdata_generic</text:span></text:p>
          <text:p text:style-name="P1"><text:span text:style-name="T4">gtdata_types</text:span></text:p>
        </draw:rect>
        <draw:rect draw:style-name="gr3" draw:text-style-name="P5" draw:layer="layout" svg:width="5.023cm" svg:height="1.314cm" svg:x="2.008cm" svg:y="9.105cm">
          <text:p text:style-name="P1"><text:span text:style-name="T4">an_generic</text:span></text:p>
          <text:p text:style-name="P1"><text:span text:style-name="T4">an_types</text:span></text:p>
        </draw:rect>
        <draw:rect draw:style-name="gr3" draw:text-style-name="P1" draw:layer="layout" svg:width="5.023cm" svg:height="1.041cm" svg:x="2.008cm" svg:y="11.052cm">
          <text:p text:style-name="P1">netcdf_f77</text:p>
        </draw:rect>
        <draw:rect draw:style-name="gr3" draw:text-style-name="P1" draw:layer="layout" svg:width="3.433cm" svg:height="1.041cm" svg:x="7.437cm" svg:y="9.503cm">
          <text:p text:style-name="P1">gt_mem</text:p>
        </draw:rect>
        <draw:rect draw:style-name="gr3" draw:text-style-name="P4" draw:layer="layout" svg:width="2.644cm" svg:height="0.723cm" svg:x="14.03cm" svg:y="9.501cm">
          <text:p text:style-name="P1"><text:span text:style-name="T3">dc_string</text:span></text:p>
        </draw:rect>
        <draw:rect draw:style-name="gr3" draw:text-style-name="P4" draw:layer="layout" svg:width="2.074cm" svg:height="0.754cm" svg:x="11.812cm" svg:y="8.946cm">
          <text:p text:style-name="P1"><text:span text:style-name="T3">dc_url</text:span></text:p>
        </draw:rect>
        <draw:rect draw:style-name="gr3" draw:text-style-name="P4" draw:layer="layout" svg:width="2.344cm" svg:height="0.798cm" svg:x="16.715cm" svg:y="8.833cm">
          <text:p text:style-name="P1"><text:span text:style-name="T3">dc_error</text:span></text:p>
        </draw:rect>
        <draw:rect draw:style-name="gr3" draw:text-style-name="P4" draw:layer="layout" svg:width="2.451cm" svg:height="0.806cm" svg:x="10.883cm" svg:y="7.99cm">
          <text:p text:style-name="P1"><text:span text:style-name="T3">dc_types</text:span></text:p>
        </draw:rect>
        <draw:rect draw:style-name="gr3" draw:text-style-name="P4" draw:layer="layout" svg:width="2.336cm" svg:height="0.771cm" svg:x="10.756cm" svg:y="6.122cm">
          <text:p text:style-name="P1"><text:span text:style-name="T3">dc_date</text:span></text:p>
        </draw:rect>
        <draw:rect draw:style-name="gr3" draw:text-style-name="P4" draw:layer="layout" svg:width="2.387cm" svg:height="0.752cm" svg:x="17.22cm" svg:y="7.007cm">
          <text:p text:style-name="P1"><text:span text:style-name="T3">dc_trace</text:span></text:p>
        </draw:rect>
        <draw:rect draw:style-name="gr3" draw:text-style-name="P1" draw:layer="layout" svg:width="3.643cm" svg:height="1.041cm" svg:x="15.815cm" svg:y="10.987cm">
          <text:p text:style-name="P1">sysdep</text:p>
        </draw:rect>
        <draw:rect draw:style-name="gr2" draw:text-style-name="P1" draw:layer="layout" svg:width="10.824cm" svg:height="1.256cm" svg:x="2.059cm" svg:y="12.951cm">
          <text:p text:style-name="P1">UNIDATA NetCDF Library</text:p>
        </draw:rect>
        <draw:line draw:style-name="gr4" draw:text-style-name="P1" draw:layer="layout" svg:x1="1.349cm" svg:y1="3.092cm" svg:x2="19.685cm" svg:y2="3.092cm">
          <text:p/>
        </draw:line>
        <draw:line draw:style-name="gr4" draw:text-style-name="P1" draw:layer="layout" svg:x1="1.349cm" svg:y1="12.492cm" svg:x2="19.685cm" svg:y2="12.492cm">
          <text:p/>
        </draw:line>
        <draw:frame draw:style-name="gr5" draw:layer="layout" svg:width="8.456cm" svg:height="0.963cm" svg:x="11.286cm" svg:y="3.077cm">
          <draw:text-box>
            <text:p>Gtool5 Fortran 90/95 Library</text:p>
          </draw:text-box>
        </draw:frame>
        <draw:line draw:style-name="gr6" draw:text-style-name="P1" draw:layer="layout" svg:x1="7.977cm" svg:y1="2.607cm" svg:x2="7.977cm" svg:y2="5.292cm">
          <text:p/>
        </draw:line>
        <draw:line draw:style-name="gr6" draw:text-style-name="P1" draw:layer="layout" svg:x1="9.494cm" svg:y1="2.646cm" svg:x2="13.753cm" svg:y2="5.101cm">
          <text:p/>
        </draw:line>
        <draw:line draw:style-name="gr6" draw:text-style-name="P1" draw:layer="layout" svg:x1="5.058cm" svg:y1="4.864cm" svg:x2="6.187cm" svg:y2="5.35cm">
          <text:p/>
        </draw:line>
        <draw:line draw:style-name="gr6" draw:text-style-name="P1" draw:layer="layout" svg:x1="5.136cm" svg:y1="8.385cm" svg:x2="4.445cm" svg:y2="9.099cm">
          <text:p/>
        </draw:line>
        <draw:line draw:style-name="gr6" draw:text-style-name="P1" draw:layer="layout" svg:x1="4.393cm" svg:y1="10.433cm" svg:x2="4.393cm" svg:y2="11.068cm">
          <text:p/>
        </draw:line>
        <draw:line draw:style-name="gr6" draw:text-style-name="P1" draw:layer="layout" svg:x1="7.899cm" svg:y1="8.385cm" svg:x2="9.058cm" svg:y2="9.534cm">
          <text:p/>
        </draw:line>
        <draw:line draw:style-name="gr6" draw:text-style-name="P1" draw:layer="layout" svg:x1="4.455cm" svg:y1="12.101cm" svg:x2="7.197cm" svg:y2="12.938cm">
          <text:p/>
        </draw:line>
        <draw:line draw:style-name="gr6" draw:text-style-name="P1" draw:layer="layout" svg:x1="17.853cm" svg:y1="9.63cm" svg:x2="17.853cm" svg:y2="10.941cm">
          <text:p/>
        </draw:line>
        <draw:rect draw:style-name="gr3" draw:text-style-name="P4" draw:layer="layout" svg:width="2.309cm" svg:height="0.781cm" svg:x="10.573cm" svg:y="7.037cm">
          <text:p text:style-name="P1"><text:span text:style-name="T3">dc_clock</text:span></text:p>
        </draw:rect>
        <draw:rect draw:style-name="gr3" draw:text-style-name="P4" draw:layer="layout" svg:width="3.101cm" svg:height="0.728cm" svg:x="16.553cm" svg:y="6.078cm">
          <text:p text:style-name="P1"><text:span text:style-name="T3">dc_message</text:span></text:p>
        </draw:rect>
        <draw:rect draw:style-name="gr3" draw:text-style-name="P4" draw:layer="layout" svg:width="2.934cm" svg:height="0.739cm" svg:x="15.65cm" svg:y="5.22cm">
          <text:p text:style-name="P1"><text:span text:style-name="T3">dc_present</text:span></text:p>
        </draw:rect>
        <draw:rect draw:style-name="gr3" draw:text-style-name="P4" draw:layer="layout" svg:width="2.444cm" svg:height="0.739cm" svg:x="14.291cm" svg:y="4.435cm">
          <text:p text:style-name="P1"><text:span text:style-name="T3">dc_test</text:span></text:p>
        </draw:rect>
        <draw:rect draw:style-name="gr3" draw:text-style-name="P4" draw:layer="layout" svg:width="2.342cm" svg:height="0.739cm" svg:x="11.145cm" svg:y="5.247cm">
          <text:p text:style-name="P1"><text:span text:style-name="T3">dc_args</text:span></text:p>
        </draw:rect>
        <draw:rect draw:style-name="gr7" draw:text-style-name="P4" draw:layer="layout" svg:width="2.336cm" svg:height="0.771cm" svg:x="17.594cm" svg:y="7.93cm">
          <text:p text:style-name="P1"><text:span text:style-name="T3">dc_*</text:span></text:p>
        </draw:rect>
        <draw:rect draw:style-name="gr3" draw:text-style-name="P1" draw:layer="layout" svg:width="5.06cm" svg:height="1.203cm" svg:x="1.78cm" svg:y="3.642cm">
          <text:p text:style-name="P1">gtool_historyauto</text:p>
        </draw:rect>
        <draw:line draw:style-name="gr6" draw:text-style-name="P1" draw:layer="layout" svg:x1="6.965cm" svg:y1="6.517cm" svg:x2="6.986cm" svg:y2="7.062cm">
          <text:p/>
        </draw:line>
        <draw:line draw:style-name="gr6" draw:text-style-name="P1" draw:layer="layout" svg:x1="5.117cm" svg:y1="2.587cm" svg:x2="5.117cm" svg:y2="3.657cm">
          <text:p/>
        </draw:line>
      </draw:page>
      <draw:page draw:name="page3" draw:style-name="dp1" draw:master-page-name="標準">
        <office:forms form:automatic-focus="false" form:apply-design-mode="false"/>
        <draw:path draw:style-name="gr8" draw:text-style-name="P1" draw:layer="layout" svg:width="1.3cm" svg:height="0.948cm" svg:x="11.042cm" svg:y="8.479cm" svg:viewBox="0 0 1301 949" svg:d="m0 0c0 211 0 352 0 457 0 70 141 141 352 141 246 0 457 0 667 0 176 0 282 35 282 105 0 35 0 211 0 246">
          <text:p/>
        </draw:path>
        <draw:polygon draw:style-name="gr9" draw:text-style-name="P1" draw:layer="layout" svg:width="0.21cm" svg:height="0.245cm" svg:x="12.237cm" svg:y="9.428cm" svg:viewBox="0 0 211 246" draw:points="106,246 0,0 211,0">
          <text:p/>
        </draw:polygon>
        <draw:polygon draw:style-name="gr10" draw:text-style-name="P1" draw:layer="layout" svg:width="0.21cm" svg:height="0.245cm" svg:x="12.237cm" svg:y="9.428cm" svg:viewBox="0 0 211 246" draw:points="106,246 0,0 211,0">
          <text:p/>
        </draw:polygon>
        <draw:line draw:style-name="gr11" draw:text-style-name="P1" draw:layer="layout" svg:x1="12.835cm" svg:y1="9.744cm" svg:x2="12.835cm" svg:y2="8.866cm">
          <text:p/>
        </draw:line>
        <draw:polygon draw:style-name="gr12" draw:text-style-name="P1" draw:layer="layout" svg:width="0.14cm" svg:height="0.21cm" svg:x="12.764cm" svg:y="8.655cm" svg:viewBox="0 0 141 211" draw:points="71,0 141,211 0,211">
          <text:p/>
        </draw:polygon>
        <draw:polygon draw:style-name="gr13" draw:text-style-name="P1" draw:layer="layout" svg:width="0.14cm" svg:height="0.21cm" svg:x="12.764cm" svg:y="8.655cm" svg:viewBox="0 0 141 211" draw:points="71,0 141,211 0,211">
          <text:p/>
        </draw:polygon>
        <draw:line draw:style-name="gr8" draw:text-style-name="P1" draw:layer="layout" svg:x1="5.138cm" svg:y1="10.764cm" svg:x2="5.138cm" svg:y2="11.994cm">
          <text:p/>
        </draw:line>
        <draw:polygon draw:style-name="gr9" draw:text-style-name="P1" draw:layer="layout" svg:width="0.175cm" svg:height="0.245cm" svg:x="5.032cm" svg:y="11.994cm" svg:viewBox="0 0 176 246" draw:points="106,246 0,0 176,0">
          <text:p/>
        </draw:polygon>
        <draw:polygon draw:style-name="gr10" draw:text-style-name="P1" draw:layer="layout" svg:width="0.175cm" svg:height="0.245cm" svg:x="5.032cm" svg:y="11.994cm" svg:viewBox="0 0 176 246" draw:points="106,246 0,0 176,0">
          <text:p/>
        </draw:polygon>
        <draw:polygon draw:style-name="gr14" draw:text-style-name="P1" draw:layer="layout" svg:width="3.268cm" svg:height="0.808cm" svg:x="2.643cm" svg:y="4.613cm" svg:viewBox="0 0 3269 809" draw:points="0,0 3269,0 3269,809 0,809">
          <text:p/>
        </draw:polygon>
        <draw:polyline draw:style-name="gr15" draw:text-style-name="P1" draw:layer="layout" svg:width="3.268cm" svg:height="0.808cm" svg:x="2.643cm" svg:y="4.613cm" svg:viewBox="0 0 3269 809" draw:points="0,0 3269,0 3269,809 0,809 0,0">
          <text:p/>
        </draw:polyline>
        <draw:line draw:style-name="gr16" draw:text-style-name="P1" draw:layer="layout" svg:x1="2.467cm" svg:y1="4.016cm" svg:x2="17.369cm" svg:y2="4.016cm">
          <text:p/>
        </draw:line>
        <draw:polygon draw:style-name="gr17" draw:text-style-name="P1" draw:layer="layout" svg:width="1.967cm" svg:height="0.526cm" svg:x="7.809cm" svg:y="8.163cm" svg:viewBox="0 0 1968 527" draw:points="0,0 1968,0 1968,527 0,527">
          <text:p/>
        </draw:polygon>
        <draw:polyline draw:style-name="gr15" draw:text-style-name="P1" draw:layer="layout" svg:width="1.967cm" svg:height="0.526cm" svg:x="7.809cm" svg:y="8.163cm" svg:viewBox="0 0 1968 527" draw:points="0,0 1968,0 1968,527 0,527 0,0">
          <text:p/>
        </draw:polyline>
        <draw:frame draw:style-name="gr18" draw:text-style-name="P7" draw:layer="layout" svg:width="2.2cm" svg:height="0.814cm" svg:x="7.689cm" svg:y="8.032cm">
          <draw:text-box>
            <text:p text:style-name="P6"><text:span text:style-name="T5">gt_mem</text:span></text:p>
          </draw:text-box>
        </draw:frame>
        <draw:polygon draw:style-name="gr17" draw:text-style-name="P1" draw:layer="layout" svg:width="1.897cm" svg:height="0.667cm" svg:x="11.78cm" svg:y="9.674cm" svg:viewBox="0 0 1898 668" draw:points="0,0 1898,0 1898,668 0,668">
          <text:p/>
        </draw:polygon>
        <draw:polyline draw:style-name="gr15" draw:text-style-name="P1" draw:layer="layout" svg:width="1.897cm" svg:height="0.667cm" svg:x="11.78cm" svg:y="9.674cm" svg:viewBox="0 0 1898 668" draw:points="0,0 1898,0 1898,668 0,668 0,0">
          <text:p/>
        </draw:polyline>
        <draw:frame draw:style-name="gr19" draw:text-style-name="P8" draw:layer="layout" svg:width="2.301cm" svg:height="0.971cm" svg:x="11.767cm" svg:y="9.637cm">
          <draw:text-box>
            <text:p text:style-name="P6"><text:span text:style-name="T6">sysdep</text:span></text:p>
          </draw:text-box>
        </draw:frame>
        <draw:path draw:style-name="gr20" draw:text-style-name="P1" draw:layer="layout" svg:width="5.13cm" svg:height="3.057cm" svg:x="10.269cm" svg:y="5.597cm" svg:viewBox="0 0 5131 3058" svg:d="m5131 1547c0 843-1159 1511-2565 1511s-2566-668-2566-1511c0-844 1160-1547 2566-1547s2565 703 2565 1547z">
          <text:p/>
        </draw:path>
        <draw:path draw:style-name="gr21" draw:text-style-name="P1" draw:layer="layout" svg:width="5.13cm" svg:height="3.057cm" svg:x="10.269cm" svg:y="5.597cm" svg:viewBox="0 0 5131 3058" svg:d="m5131 1547c0 843-1159 1511-2565 1511s-2566-668-2566-1511c0-844 1160-1547 2566-1547s2565 703 2565 1547">
          <text:p/>
        </draw:path>
        <draw:path draw:style-name="gr15" draw:text-style-name="P1" draw:layer="layout" svg:width="5.13cm" svg:height="3.057cm" svg:x="10.269cm" svg:y="5.597cm" svg:viewBox="0 0 5131 3058" svg:d="m5131 1547c0 843-1159 1511-2565 1511s-2566-668-2566-1511c0-844 1160-1547 2566-1547s2565 703 2565 1547">
          <text:p/>
        </draw:path>
        <draw:polygon draw:style-name="gr17" draw:text-style-name="P1" draw:layer="layout" svg:width="2.107cm" svg:height="0.596cm" svg:x="9.953cm" svg:y="6.863cm" svg:viewBox="0 0 2108 597" draw:points="0,0 2108,0 2108,597 0,597">
          <text:p/>
        </draw:polygon>
        <draw:polygon draw:style-name="gr17" draw:text-style-name="P1" draw:layer="layout" svg:width="2.459cm" svg:height="0.597cm" svg:x="10.164cm" svg:y="6.089cm" svg:viewBox="0 0 2460 598" draw:points="0,0 2460,0 2460,598 0,598">
          <text:p/>
        </draw:polygon>
        <draw:polyline draw:style-name="gr15" draw:text-style-name="P1" draw:layer="layout" svg:width="2.107cm" svg:height="0.596cm" svg:x="9.953cm" svg:y="6.863cm" svg:viewBox="0 0 2108 597" draw:points="0,0 2108,0 2108,597 0,597 0,0">
          <text:p/>
        </draw:polyline>
        <draw:polyline draw:style-name="gr15" draw:text-style-name="P1" draw:layer="layout" svg:width="2.459cm" svg:height="0.597cm" svg:x="10.164cm" svg:y="6.089cm" svg:viewBox="0 0 2460 598" draw:points="0,0 2460,0 2460,598 0,598 0,0">
          <text:p/>
        </draw:polyline>
        <draw:frame draw:style-name="gr22" draw:text-style-name="P8" draw:layer="layout" svg:width="3.042cm" svg:height="0.971cm" svg:x="10.157cm" svg:y="5.958cm">
          <draw:text-box>
            <text:p text:style-name="P6"><text:span text:style-name="T6">dc_string</text:span></text:p>
          </draw:text-box>
        </draw:frame>
        <draw:frame draw:style-name="gr23" draw:text-style-name="P8" draw:layer="layout" svg:width="2.835cm" svg:height="0.971cm" svg:x="9.834cm" svg:y="6.789cm">
          <draw:text-box>
            <text:p text:style-name="P6"><text:span text:style-name="T6">dc_trace</text:span></text:p>
          </draw:text-box>
        </draw:frame>
        <draw:polygon draw:style-name="gr17" draw:text-style-name="P1" draw:layer="layout" svg:width="2.143cm" svg:height="0.596cm" svg:x="10.48cm" svg:y="8.093cm" svg:viewBox="0 0 2144 597" draw:points="0,0 2144,0 2144,597 0,597">
          <text:p/>
        </draw:polygon>
        <draw:polyline draw:style-name="gr15" draw:text-style-name="P1" draw:layer="layout" svg:width="2.143cm" svg:height="0.596cm" svg:x="10.48cm" svg:y="8.093cm" svg:viewBox="0 0 2144 597" draw:points="0,0 2144,0 2144,597 0,597 0,0">
          <text:p/>
        </draw:polyline>
        <draw:frame draw:style-name="gr24" draw:text-style-name="P8" draw:layer="layout" svg:width="2.907cm" svg:height="0.971cm" svg:x="10.362cm" svg:y="7.984cm">
          <draw:text-box>
            <text:p text:style-name="P6"><text:span text:style-name="T6">dc_error</text:span></text:p>
          </draw:text-box>
        </draw:frame>
        <draw:frame draw:style-name="gr25" draw:text-style-name="P8" draw:layer="layout" svg:width="4.071cm" svg:height="0.971cm" svg:x="2.459cm" svg:y="4.511cm">
          <draw:text-box>
            <text:p text:style-name="P6"><text:span text:style-name="T6">gtool_history</text:span></text:p>
          </draw:text-box>
        </draw:frame>
        <draw:polygon draw:style-name="gr17" draw:text-style-name="P1" draw:layer="layout" svg:width="9.809cm" svg:height="1.33cm" svg:x="6.468cm" svg:y="3.402cm" svg:viewBox="0 0 9810 1331" draw:points="0,0 9810,0 9810,1331 0,1331">
          <text:p/>
        </draw:polygon>
        <draw:polyline draw:style-name="gr15" draw:text-style-name="P1" draw:layer="layout" svg:width="9.78cm" svg:height="1.33cm" svg:x="6.497cm" svg:y="3.402cm" svg:viewBox="0 0 9781 1331" draw:points="0,0 9781,0 9781,1331 0,1331 0,0">
          <text:p/>
        </draw:polyline>
        <draw:frame draw:style-name="gr26" draw:text-style-name="P8" draw:layer="layout" svg:width="2.161cm" svg:height="0.971cm" svg:x="6.395cm" svg:y="3.281cm">
          <draw:text-box>
            <text:p text:style-name="P6"><text:span text:style-name="T6">gtool5</text:span></text:p>
          </draw:text-box>
        </draw:frame>
        <draw:frame draw:style-name="gr27" draw:text-style-name="P9" draw:layer="layout" svg:width="8.38cm" svg:height="1.529cm" svg:x="8.074cm" svg:y="3.327cm">
          <draw:text-box>
            <text:p text:style-name="P6"><text:span text:style-name="T7">- Fortran 90/95 Library for </text:span></text:p>
            <text:p text:style-name="P6"><text:span text:style-name="T7"><text:s text:c="2"/></text:span><text:span text:style-name="T7">Hierarchical Numerical Models</text:span></text:p>
          </draw:text-box>
        </draw:frame>
        <draw:line draw:style-name="gr8" draw:text-style-name="P1" draw:layer="layout" svg:x1="8.09cm" svg:y1="7.495cm" svg:x2="8.09cm" svg:y2="7.952cm">
          <text:p/>
        </draw:line>
        <draw:polygon draw:style-name="gr9" draw:text-style-name="P1" draw:layer="layout" svg:width="0.21cm" svg:height="0.21cm" svg:x="7.984cm" svg:y="7.952cm" svg:viewBox="0 0 211 211" draw:points="106,211 0,0 211,0">
          <text:p/>
        </draw:polygon>
        <draw:polygon draw:style-name="gr10" draw:text-style-name="P1" draw:layer="layout" svg:width="0.21cm" svg:height="0.21cm" svg:x="7.984cm" svg:y="7.952cm" svg:viewBox="0 0 211 211" draw:points="106,211 0,0 211,0">
          <text:p/>
        </draw:polygon>
        <draw:line draw:style-name="gr8" draw:text-style-name="P1" draw:layer="layout" svg:x1="4.224cm" svg:y1="9.463cm" svg:x2="4.224cm" svg:y2="10.131cm">
          <text:p/>
        </draw:line>
        <draw:polygon draw:style-name="gr9" draw:text-style-name="P1" draw:layer="layout" svg:width="0.175cm" svg:height="0.21cm" svg:x="4.153cm" svg:y="10.131cm" svg:viewBox="0 0 176 211" draw:points="71,211 0,0 176,0">
          <text:p/>
        </draw:polygon>
        <draw:polygon draw:style-name="gr10" draw:text-style-name="P1" draw:layer="layout" svg:width="0.175cm" svg:height="0.21cm" svg:x="4.153cm" svg:y="10.131cm" svg:viewBox="0 0 176 211" draw:points="71,211 0,0 176,0">
          <text:p/>
        </draw:polygon>
        <draw:line draw:style-name="gr16" draw:text-style-name="P1" draw:layer="layout" svg:x1="2.467cm" svg:y1="11.537cm" svg:x2="17.474cm" svg:y2="11.537cm">
          <text:p/>
        </draw:line>
        <draw:polygon draw:style-name="gr28" draw:text-style-name="P1" draw:layer="layout" svg:width="4.955cm" svg:height="1.475cm" svg:x="3.345cm" svg:y="12.24cm" svg:viewBox="0 0 4956 1476" draw:points="1476,0 3444,0 4956,457 4956,1054 3444,1476 1476,1476 0,1054 0,457">
          <text:p/>
        </draw:polygon>
        <draw:polyline draw:style-name="gr21" draw:text-style-name="P1" draw:layer="layout" svg:width="4.955cm" svg:height="1.475cm" svg:x="3.345cm" svg:y="12.24cm" svg:viewBox="0 0 4956 1476" draw:points="1476,0 3444,0 4956,457 4956,1054 3444,1476 1476,1476 0,1054 0,457 1476,0">
          <text:p/>
        </draw:polyline>
        <draw:polyline draw:style-name="gr15" draw:text-style-name="P1" draw:layer="layout" svg:width="4.955cm" svg:height="1.475cm" svg:x="3.345cm" svg:y="12.24cm" svg:viewBox="0 0 4956 1476" draw:points="1476,0 3444,0 4956,457 4956,1054 3444,1476 1476,1476 0,1054 0,457 1476,0">
          <text:p/>
        </draw:polyline>
        <draw:frame draw:style-name="gr29" draw:text-style-name="P8" draw:layer="layout" svg:width="3.618cm" svg:height="0.971cm" svg:x="4.381cm" svg:y="12.278cm">
          <draw:text-box>
            <text:p text:style-name="P6"><text:span text:style-name="T6">UNIDATA </text:span></text:p>
          </draw:text-box>
        </draw:frame>
        <draw:frame draw:style-name="gr30" draw:text-style-name="P8" draw:layer="layout" svg:width="5.078cm" svg:height="0.971cm" svg:x="3.865cm" svg:y="12.834cm">
          <draw:text-box>
            <text:p text:style-name="P6"><text:span text:style-name="T6">NetCDF Library</text:span></text:p>
          </draw:text-box>
        </draw:frame>
        <draw:polygon draw:style-name="gr31" draw:text-style-name="P1" draw:layer="layout" svg:width="10.296cm" svg:height="0.983cm" svg:x="3.626cm" svg:y="1.661cm" svg:viewBox="0 0 10297 984" draw:points="0,0 10297,0 10297,984 0,984">
          <text:p/>
        </draw:polygon>
        <draw:polyline draw:style-name="gr15" draw:text-style-name="P1" draw:layer="layout" svg:width="10.296cm" svg:height="0.983cm" svg:x="3.626cm" svg:y="1.661cm" svg:viewBox="0 0 10297 984" draw:points="0,0 10297,0 10297,984 0,984 0,0">
          <text:p/>
        </draw:polyline>
        <draw:polygon draw:style-name="gr17" draw:text-style-name="P1" draw:layer="layout" svg:width="2.389cm" svg:height="0.631cm" svg:x="3.169cm" svg:y="10.307cm" svg:viewBox="0 0 2390 632" draw:points="0,0 2390,0 2390,632 0,632">
          <text:p/>
        </draw:polygon>
        <draw:polyline draw:style-name="gr15" draw:text-style-name="P1" draw:layer="layout" svg:width="2.389cm" svg:height="0.631cm" svg:x="3.169cm" svg:y="10.307cm" svg:viewBox="0 0 2390 632" draw:points="0,0 2390,0 2390,632 0,632 0,0">
          <text:p/>
        </draw:polyline>
        <draw:frame draw:style-name="gr32" draw:text-style-name="P7" draw:layer="layout" svg:width="2.737cm" svg:height="0.814cm" svg:x="2.974cm" svg:y="10.193cm">
          <draw:text-box>
            <text:p text:style-name="P6"><text:span text:style-name="T5">netcdf_f77</text:span></text:p>
          </draw:text-box>
        </draw:frame>
        <draw:polygon draw:style-name="gr17" draw:text-style-name="P1" draw:layer="layout" svg:width="2.881cm" svg:height="1.194cm" svg:x="2.854cm" svg:y="8.268cm" svg:viewBox="0 0 2882 1195" draw:points="0,0 2882,0 2882,1195 0,1195">
          <text:p/>
        </draw:polygon>
        <draw:polyline draw:style-name="gr15" draw:text-style-name="P1" draw:layer="layout" svg:width="2.881cm" svg:height="1.194cm" svg:x="2.854cm" svg:y="8.268cm" svg:viewBox="0 0 2882 1195" draw:points="0,0 2882,0 2882,1195 0,1195 0,0">
          <text:p/>
        </draw:polyline>
        <draw:frame draw:style-name="gr33" draw:text-style-name="P8" draw:layer="layout" svg:width="3.47cm" svg:height="0.971cm" svg:x="2.623cm" svg:y="8.061cm">
          <draw:text-box>
            <text:p text:style-name="P6"><text:span text:style-name="T6">an_generic</text:span></text:p>
          </draw:text-box>
        </draw:frame>
        <draw:frame draw:style-name="gr34" draw:text-style-name="P8" draw:layer="layout" svg:width="2.902cm" svg:height="0.971cm" svg:x="3.063cm" svg:y="8.635cm">
          <draw:text-box>
            <text:p text:style-name="P6"><text:span text:style-name="T6">an_types</text:span></text:p>
          </draw:text-box>
        </draw:frame>
        <draw:polygon draw:style-name="gr17" draw:text-style-name="P1" draw:layer="layout" svg:width="3.865cm" svg:height="1.405cm" svg:x="4.435cm" svg:y="6.089cm" svg:viewBox="0 0 3866 1406" draw:points="0,0 3866,0 3866,1406 0,1406">
          <text:p/>
        </draw:polygon>
        <draw:polyline draw:style-name="gr15" draw:text-style-name="P1" draw:layer="layout" svg:width="3.865cm" svg:height="1.405cm" svg:x="4.435cm" svg:y="6.089cm" svg:viewBox="0 0 3866 1406" draw:points="0,0 3866,0 3866,1406 0,1406 0,0">
          <text:p/>
        </draw:polyline>
        <draw:frame draw:style-name="gr35" draw:text-style-name="P8" draw:layer="layout" svg:width="4.528cm" svg:height="0.971cm" svg:x="4.322cm" svg:y="5.946cm">
          <draw:text-box>
            <text:p text:style-name="P6"><text:span text:style-name="T6">gtdata_generic</text:span></text:p>
          </draw:text-box>
        </draw:frame>
        <draw:frame draw:style-name="gr36" draw:text-style-name="P8" draw:layer="layout" svg:width="3.715cm" svg:height="0.971cm" svg:x="4.65cm" svg:y="6.608cm">
          <draw:text-box>
            <text:p text:style-name="P6"><text:span text:style-name="T6">gtdata_type</text:span></text:p>
          </draw:text-box>
        </draw:frame>
        <draw:line draw:style-name="gr8" draw:text-style-name="P1" draw:layer="layout" svg:x1="5.208cm" svg:y1="2.645cm" svg:x2="5.208cm" svg:y2="4.367cm">
          <text:p/>
        </draw:line>
        <draw:polygon draw:style-name="gr9" draw:text-style-name="P1" draw:layer="layout" svg:width="0.174cm" svg:height="0.245cm" svg:x="5.138cm" svg:y="4.367cm" svg:viewBox="0 0 175 246" draw:points="70,246 0,0 175,0">
          <text:p/>
        </draw:polygon>
        <draw:polygon draw:style-name="gr10" draw:text-style-name="P1" draw:layer="layout" svg:width="0.174cm" svg:height="0.245cm" svg:x="5.138cm" svg:y="4.367cm" svg:viewBox="0 0 175 246" draw:points="70,246 0,0 175,0">
          <text:p/>
        </draw:polygon>
        <draw:line draw:style-name="gr8" draw:text-style-name="P1" draw:layer="layout" svg:x1="5.524cm" svg:y1="5.422cm" svg:x2="5.524cm" svg:y2="5.878cm">
          <text:p/>
        </draw:line>
        <draw:polygon draw:style-name="gr9" draw:text-style-name="P1" draw:layer="layout" svg:width="0.21cm" svg:height="0.21cm" svg:x="5.419cm" svg:y="5.878cm" svg:viewBox="0 0 211 211" draw:points="105,211 0,0 211,0">
          <text:p/>
        </draw:polygon>
        <draw:polygon draw:style-name="gr10" draw:text-style-name="P1" draw:layer="layout" svg:width="0.21cm" svg:height="0.21cm" svg:x="5.419cm" svg:y="5.878cm" svg:viewBox="0 0 211 211" draw:points="105,211 0,0 211,0">
          <text:p/>
        </draw:polygon>
        <draw:line draw:style-name="gr8" draw:text-style-name="P1" draw:layer="layout" svg:x1="11.64cm" svg:y1="2.645cm" svg:x2="11.64cm" svg:y2="3.313cm">
          <text:p/>
        </draw:line>
        <draw:polygon draw:style-name="gr9" draw:text-style-name="P1" draw:layer="layout" svg:width="0.21cm" svg:height="0.284cm" svg:x="11.534cm" svg:y="3.116cm" svg:viewBox="0 0 211 285" draw:points="106,285 0,0 211,0">
          <text:p/>
        </draw:polygon>
        <draw:polygon draw:style-name="gr10" draw:text-style-name="P1" draw:layer="layout" svg:width="0.21cm" svg:height="0.284cm" svg:x="11.534cm" svg:y="3.116cm" svg:viewBox="0 0 211 285" draw:points="106,285 0,0 211,0">
          <text:p/>
        </draw:polygon>
        <draw:path draw:style-name="gr8" draw:text-style-name="P1" draw:layer="layout" svg:width="0.318cm" svg:height="1.089cm" svg:x="5.908cm" svg:y="7.495cm" svg:viewBox="0 0 319 1090" svg:d="m319 0c0 457 0 738 0 879 0 140-70 211-176 211-70 0-211 0-105 0">
          <text:p/>
        </draw:path>
        <draw:polygon draw:style-name="gr9" draw:text-style-name="P1" draw:layer="layout" svg:width="0.21cm" svg:height="0.21cm" svg:x="5.735cm" svg:y="8.479cm" svg:viewBox="0 0 211 211" draw:points="0,106 211,0 211,211">
          <text:p/>
        </draw:polygon>
        <draw:polygon draw:style-name="gr10" draw:text-style-name="P1" draw:layer="layout" svg:width="0.21cm" svg:height="0.21cm" svg:x="5.735cm" svg:y="8.479cm" svg:viewBox="0 0 211 211" draw:points="0,106 211,0 211,211">
          <text:p/>
        </draw:polygon>
        <draw:polygon draw:style-name="gr14" draw:text-style-name="P1" draw:layer="layout" svg:width="2.495cm" svg:height="0.561cm" svg:x="12.729cm" svg:y="5.527cm" svg:viewBox="0 0 2496 562" draw:points="0,0 2496,0 2496,562 0,562">
          <text:p/>
        </draw:polygon>
        <draw:polyline draw:style-name="gr15" draw:text-style-name="P1" draw:layer="layout" svg:width="2.495cm" svg:height="0.561cm" svg:x="12.729cm" svg:y="5.527cm" svg:viewBox="0 0 2496 562" draw:points="0,0 2496,0 2496,562 0,562 0,0">
          <text:p/>
        </draw:polyline>
        <draw:frame draw:style-name="gr37" draw:text-style-name="P8" draw:layer="layout" svg:width="2.267cm" svg:height="0.971cm" svg:x="13.115cm" svg:y="5.39cm">
          <draw:text-box>
            <text:p text:style-name="P6"><text:span text:style-name="T6">dc_url</text:span></text:p>
          </draw:text-box>
        </draw:frame>
        <draw:polygon draw:style-name="gr17" draw:text-style-name="P1" draw:layer="layout" svg:width="2.459cm" svg:height="0.597cm" svg:x="13.432cm" svg:y="6.3cm" svg:viewBox="0 0 2460 598" draw:points="0,0 2460,0 2460,598 0,598">
          <text:p/>
        </draw:polygon>
        <draw:polyline draw:style-name="gr15" draw:text-style-name="P1" draw:layer="layout" svg:width="2.459cm" svg:height="0.597cm" svg:x="13.432cm" svg:y="6.3cm" svg:viewBox="0 0 2460 598" draw:points="0,0 2460,0 2460,598 0,598 0,0">
          <text:p/>
        </draw:polyline>
        <draw:frame draw:style-name="gr38" draw:text-style-name="P8" draw:layer="layout" svg:width="2.792cm" svg:height="0.971cm" svg:x="13.566cm" svg:y="6.228cm">
          <draw:text-box>
            <text:p text:style-name="P6"><text:span text:style-name="T6">dc_units</text:span></text:p>
          </draw:text-box>
        </draw:frame>
        <draw:polygon draw:style-name="gr17" draw:text-style-name="P1" draw:layer="layout" svg:width="2.495cm" svg:height="0.561cm" svg:x="13.713cm" svg:y="7.109cm" svg:viewBox="0 0 2496 562" draw:points="0,0 2496,0 2496,562 0,562">
          <text:p/>
        </draw:polygon>
        <draw:polyline draw:style-name="gr15" draw:text-style-name="P1" draw:layer="layout" svg:width="2.495cm" svg:height="0.561cm" svg:x="13.713cm" svg:y="7.109cm" svg:viewBox="0 0 2496 562" draw:points="0,0 2496,0 2496,562 0,562 0,0">
          <text:p/>
        </draw:polyline>
        <draw:frame draw:style-name="gr39" draw:text-style-name="P8" draw:layer="layout" svg:width="2.868cm" svg:height="0.971cm" svg:x="13.765cm" svg:y="7.03cm">
          <draw:text-box>
            <text:p text:style-name="P6"><text:span text:style-name="T6">dc_types</text:span></text:p>
          </draw:text-box>
        </draw:frame>
        <draw:polygon draw:style-name="gr17" draw:text-style-name="P1" draw:layer="layout" svg:width="2.459cm" svg:height="0.596cm" svg:x="12.94cm" svg:y="7.882cm" svg:viewBox="0 0 2460 597" draw:points="0,0 2460,0 2460,597 0,597">
          <text:p/>
        </draw:polygon>
        <draw:polyline draw:style-name="gr15" draw:text-style-name="P1" draw:layer="layout" svg:width="2.459cm" svg:height="0.596cm" svg:x="12.94cm" svg:y="7.882cm" svg:viewBox="0 0 2460 597" draw:points="0,0 2460,0 2460,597 0,597 0,0">
          <text:p/>
        </draw:polyline>
        <draw:frame draw:style-name="gr40" draw:text-style-name="P8" draw:layer="layout" svg:width="2.619cm" svg:height="0.971cm" svg:x="13.181cm" svg:y="7.84cm">
          <draw:text-box>
            <text:p text:style-name="P6"><text:span text:style-name="T6">dc_date</text:span></text:p>
          </draw:text-box>
        </draw:frame>
        <draw:polyline draw:style-name="gr11" draw:text-style-name="P1" draw:layer="layout" svg:width="0.21cm" svg:height="0.793cm" svg:x="11.64cm" svg:y="4.733cm" svg:viewBox="0 0 211 794" draw:points="0,0 0,465 211,794">
          <text:p/>
        </draw:polyline>
        <draw:polygon draw:style-name="gr12" draw:text-style-name="P1" draw:layer="layout" svg:width="0.175cm" svg:height="0.21cm" svg:x="11.78cm" svg:y="5.492cm" svg:viewBox="0 0 176 211" draw:points="176,211 0,70 141,0">
          <text:p/>
        </draw:polygon>
        <draw:polygon draw:style-name="gr13" draw:text-style-name="P1" draw:layer="layout" svg:width="0.175cm" svg:height="0.21cm" svg:x="11.78cm" svg:y="5.492cm" svg:viewBox="0 0 176 211" draw:points="176,211 0,70 141,0">
          <text:p/>
        </draw:polygon>
        <draw:line draw:style-name="gr11" draw:text-style-name="P1" draw:layer="layout" svg:x1="5.911cm" svg:y1="4.824cm" svg:x2="11.148cm" svg:y2="5.878cm">
          <text:p/>
        </draw:line>
        <draw:polygon draw:style-name="gr12" draw:text-style-name="P1" draw:layer="layout" svg:width="0.21cm" svg:height="0.14cm" svg:x="11.148cm" svg:y="5.808cm" svg:viewBox="0 0 211 141" draw:points="211,106 0,141 35,0">
          <text:p/>
        </draw:polygon>
        <draw:polygon draw:style-name="gr13" draw:text-style-name="P1" draw:layer="layout" svg:width="0.21cm" svg:height="0.14cm" svg:x="11.148cm" svg:y="5.808cm" svg:viewBox="0 0 211 141" draw:points="211,106 0,141 35,0">
          <text:p/>
        </draw:polygon>
        <draw:polyline draw:style-name="gr11" draw:text-style-name="P1" draw:layer="layout" svg:width="2.564cm" svg:height="1.3cm" svg:x="8.301cm" svg:y="5.597cm" svg:viewBox="0 0 2565 1301" draw:points="0,1301 668,0 2565,387">
          <text:p/>
        </draw:polyline>
        <draw:polygon draw:style-name="gr12" draw:text-style-name="P1" draw:layer="layout" svg:width="0.21cm" svg:height="0.175cm" svg:x="10.831cm" svg:y="5.878cm" svg:viewBox="0 0 211 176" draw:points="211,141 0,176 35,0">
          <text:p/>
        </draw:polygon>
        <draw:polygon draw:style-name="gr13" draw:text-style-name="P1" draw:layer="layout" svg:width="0.21cm" svg:height="0.175cm" svg:x="10.831cm" svg:y="5.878cm" svg:viewBox="0 0 211 176" draw:points="211,141 0,176 35,0">
          <text:p/>
        </draw:polygon>
        <draw:polyline draw:style-name="gr11" draw:text-style-name="P1" draw:layer="layout" svg:width="4.428cm" svg:height="1.369cm" svg:x="5.735cm" svg:y="7.601cm" svg:viewBox="0 0 4429 1370" draw:points="0,1370 984,1370 1652,0 4429,0">
          <text:p/>
        </draw:polyline>
        <draw:polygon draw:style-name="gr12" draw:text-style-name="P1" draw:layer="layout" svg:width="0.209cm" svg:height="0.175cm" svg:x="10.164cm" svg:y="7.495cm" svg:viewBox="0 0 210 176" draw:points="210,106 0,176 0,0">
          <text:p/>
        </draw:polygon>
        <draw:polygon draw:style-name="gr13" draw:text-style-name="P1" draw:layer="layout" svg:width="0.209cm" svg:height="0.175cm" svg:x="10.164cm" svg:y="7.495cm" svg:viewBox="0 0 210 176" draw:points="210,106 0,176 0,0">
          <text:p/>
        </draw:polygon>
        <draw:polyline draw:style-name="gr11" draw:text-style-name="P1" draw:layer="layout" svg:width="1.088cm" svg:height="0.386cm" svg:x="9.285cm" svg:y="7.776cm" svg:viewBox="0 0 1089 387" draw:points="0,387 281,0 1089,0">
          <text:p/>
        </draw:polyline>
        <draw:polygon draw:style-name="gr12" draw:text-style-name="P1" draw:layer="layout" svg:width="0.175cm" svg:height="0.14cm" svg:x="10.374cm" svg:y="7.706cm" svg:viewBox="0 0 176 141" draw:points="176,70 0,141 0,0">
          <text:p/>
        </draw:polygon>
        <draw:polygon draw:style-name="gr13" draw:text-style-name="P1" draw:layer="layout" svg:width="0.175cm" svg:height="0.14cm" svg:x="10.374cm" svg:y="7.706cm" svg:viewBox="0 0 176 141" draw:points="176,70 0,141 0,0">
          <text:p/>
        </draw:polygon>
        <draw:polyline draw:style-name="gr11" draw:text-style-name="P1" draw:layer="layout" svg:width="1.3cm" svg:height="1.686cm" svg:x="9.179cm" svg:y="7.987cm" svg:viewBox="0 0 1301 1687" draw:points="0,1687 387,1687 985,0 1301,0">
          <text:p/>
        </draw:polyline>
        <draw:polygon draw:style-name="gr12" draw:text-style-name="P1" draw:layer="layout" svg:width="0.175cm" svg:height="0.14cm" svg:x="10.48cm" svg:y="7.917cm" svg:viewBox="0 0 176 141" draw:points="176,70 0,141 0,0">
          <text:p/>
        </draw:polygon>
        <draw:polygon draw:style-name="gr13" draw:text-style-name="P1" draw:layer="layout" svg:width="0.175cm" svg:height="0.14cm" svg:x="10.48cm" svg:y="7.917cm" svg:viewBox="0 0 176 141" draw:points="176,70 0,141 0,0">
          <text:p/>
        </draw:polygon>
        <draw:frame draw:style-name="gr41" draw:text-style-name="P10" draw:layer="layout" svg:width="3.956cm" svg:height="0.958cm" svg:x="6.738cm" svg:y="1.635cm">
          <draw:text-box>
            <text:p text:style-name="P6"><text:span text:style-name="T8">数値モデル</text:span></text:p>
          </draw:text-box>
        </draw:frame>
        <draw:frame draw:style-name="gr41" draw:text-style-name="P12" draw:layer="layout" svg:width="1.806cm" svg:height="1.167cm" svg:x="11.936cm" svg:y="6.744cm">
          <draw:text-box>
            <text:p text:style-name="P11"><text:span text:style-name="T9">汎用</text:span></text:p>
            <text:p text:style-name="P11"><text:span text:style-name="T9">ツール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Yasuhiro MORIKAWA</meta:initial-creator>
    <meta:creation-date>2008-09-23T14:42:26</meta:creation-date>
    <dc:date>2009-05-29T23:05:53.56</dc:date>
    <dc:language>en-US</dc:language>
    <meta:editing-cycles>20</meta:editing-cycles>
    <meta:editing-duration>PT12H36M13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